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text-properties officeooo:rsid="004ded37" officeooo:paragraph-rsid="00e17bb3"/>
    </style:style>
    <style:style style:name="P2" style:family="paragraph" style:parent-style-name="Title">
      <style:text-properties officeooo:rsid="00441e8b" officeooo:paragraph-rsid="00441e8b"/>
    </style:style>
    <style:style style:name="P3" style:family="paragraph" style:parent-style-name="Standard">
      <style:text-properties fo:font-weight="bold" officeooo:rsid="00e30c01" officeooo:paragraph-rsid="01111505" fo:background-color="transparent" style:font-weight-asian="bold" style:font-weight-complex="bold"/>
    </style:style>
    <style:style style:name="P4" style:family="paragraph" style:parent-style-name="Standard">
      <style:text-properties fo:font-weight="bold" officeooo:rsid="0066973f" officeooo:paragraph-rsid="010e50f5" style:font-weight-asian="bold" style:font-weight-complex="bold"/>
    </style:style>
    <style:style style:name="P5" style:family="paragraph" style:parent-style-name="Standard">
      <style:text-properties fo:font-weight="bold" officeooo:rsid="0066973f" officeooo:paragraph-rsid="012b1c8e" style:font-weight-asian="bold" style:font-weight-complex="bold"/>
    </style:style>
    <style:style style:name="P6" style:family="paragraph" style:parent-style-name="Standard">
      <style:text-properties fo:font-weight="bold" officeooo:paragraph-rsid="00fc1b01" style:font-weight-asian="bold" style:font-weight-complex="bold"/>
    </style:style>
    <style:style style:name="P7" style:family="paragraph" style:parent-style-name="Standard">
      <style:text-properties fo:font-weight="bold" officeooo:paragraph-rsid="010e50f5" style:font-weight-asian="bold" style:font-weight-complex="bold"/>
    </style:style>
    <style:style style:name="P8" style:family="paragraph" style:parent-style-name="Standard">
      <style:text-properties officeooo:rsid="009f208a" officeooo:paragraph-rsid="009f208a"/>
    </style:style>
    <style:style style:name="P9" style:family="paragraph" style:parent-style-name="Standard">
      <style:text-properties officeooo:paragraph-rsid="00e0b5e3" fo:background-color="transparent"/>
    </style:style>
    <style:style style:name="P10" style:family="paragraph" style:parent-style-name="Standard">
      <style:text-properties officeooo:rsid="00e2319b" officeooo:paragraph-rsid="01111505" fo:background-color="transparent"/>
    </style:style>
    <style:style style:name="P11" style:family="paragraph" style:parent-style-name="Standard">
      <style:text-properties officeooo:paragraph-rsid="01238e6c" fo:background-color="transparent"/>
    </style:style>
    <style:style style:name="P12" style:family="paragraph" style:parent-style-name="Standard">
      <style:text-properties officeooo:rsid="006abab6" officeooo:paragraph-rsid="01111505" fo:background-color="transparent"/>
    </style:style>
    <style:style style:name="P13" style:family="paragraph" style:parent-style-name="Standard">
      <style:text-properties officeooo:rsid="00520cf5" officeooo:paragraph-rsid="012cabce" fo:background-color="transparent"/>
    </style:style>
    <style:style style:name="P14" style:family="paragraph" style:parent-style-name="Standard">
      <style:text-properties officeooo:rsid="00c0f252" officeooo:paragraph-rsid="00fc1b01"/>
    </style:style>
    <style:style style:name="P15" style:family="paragraph" style:parent-style-name="Standard">
      <style:text-properties officeooo:rsid="00c0f252" officeooo:paragraph-rsid="010698b2"/>
    </style:style>
    <style:style style:name="P16" style:family="paragraph" style:parent-style-name="Standard">
      <style:text-properties officeooo:rsid="00c0f252" officeooo:paragraph-rsid="01238e6c"/>
    </style:style>
    <style:style style:name="P17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c0f252" officeooo:paragraph-rsid="010698b2" style:text-blinking="false" fo:background-color="transparent" style:font-weight-asian="bold" style:font-weight-complex="bold"/>
    </style:style>
    <style:style style:name="P18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c0f252" officeooo:paragraph-rsid="013ba06f" style:text-blinking="false" fo:background-color="transparent" style:font-weight-asian="bold" style:font-weight-complex="bold"/>
    </style:style>
    <style:style style:name="P19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c0f252" officeooo:paragraph-rsid="013c0d76" style:text-blinking="false" fo:background-color="transparent" style:font-weight-asian="bold" style:font-weight-complex="bold"/>
    </style:style>
    <style:style style:name="P20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6abab6" officeooo:paragraph-rsid="00fc1b01" style:text-blinking="false" fo:background-color="transparent" style:font-weight-asian="bold" style:font-weight-complex="bold"/>
    </style:style>
    <style:style style:name="P21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c04562" officeooo:paragraph-rsid="00fc1b01" style:text-blinking="false" fo:background-color="transparent" style:font-weight-asian="bold" style:font-weight-complex="bold"/>
    </style:style>
    <style:style style:name="P22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c433e9" officeooo:paragraph-rsid="013c0d76" style:text-blinking="false" fo:background-color="transparent" style:font-weight-asian="bold" style:font-weight-complex="bold"/>
    </style:style>
    <style:style style:name="P23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1d702f6" officeooo:paragraph-rsid="013c0d76" style:text-blinking="false" fo:background-color="transparent" style:font-weight-asian="bold" style:font-weight-complex="bold"/>
    </style:style>
    <style:style style:name="P24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fc1b01" style:text-blinking="false" fo:background-color="transparent" style:font-weight-asian="normal" style:font-weight-complex="normal"/>
    </style:style>
    <style:style style:name="P25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12b1c8e" style:text-blinking="false" fo:background-color="transparent" style:font-weight-asian="normal" style:font-weight-complex="normal"/>
    </style:style>
    <style:style style:name="P26" style:family="paragraph" style:parent-style-name="Standard">
      <style:text-properties fo:font-variant="normal" fo:text-transform="none" fo:color="#ce181e" style:text-line-through-style="none" style:text-line-through-type="none" style:font-name="Times New Roman" fo:font-size="12pt" fo:font-style="normal" style:text-underline-style="none" fo:font-weight="bold" officeooo:rsid="00c04562" officeooo:paragraph-rsid="00fc1b01" style:text-blinking="false" fo:background-color="transparent" style:font-weight-asian="bold" style:font-weight-complex="bold"/>
    </style:style>
    <style:style style:name="P27" style:family="paragraph" style:parent-style-name="Standard">
      <style:text-properties fo:font-variant="normal" fo:text-transform="none" fo:color="#ce181e" style:text-line-through-style="none" style:text-line-through-type="none" style:font-name="Times New Roman" fo:font-size="12pt" fo:font-style="normal" style:text-underline-style="none" fo:font-weight="bold" officeooo:rsid="006abab6" officeooo:paragraph-rsid="00fc1b01" style:text-blinking="false" fo:background-color="transparent" style:font-weight-asian="bold" style:font-weight-complex="bold"/>
    </style:style>
    <style:style style:name="P28" style:family="paragraph" style:parent-style-name="Standard">
      <style:text-properties fo:font-variant="normal" fo:text-transform="none" style:use-window-font-color="true" style:text-line-through-style="none" style:text-line-through-type="none" style:font-name="Times New Roman" fo:font-size="12pt" fo:font-style="normal" style:text-underline-style="none" fo:font-weight="normal" officeooo:rsid="01d75c5c" officeooo:paragraph-rsid="013d41ae" style:text-blinking="false" fo:background-color="transparent" style:font-weight-asian="normal" style:font-weight-complex="normal"/>
    </style:style>
    <style:style style:name="P29" style:family="paragraph" style:parent-style-name="Standard">
      <style:text-properties officeooo:rsid="006abab6" officeooo:paragraph-rsid="01111505"/>
    </style:style>
    <style:style style:name="P30" style:family="paragraph" style:parent-style-name="Standard">
      <style:text-properties officeooo:paragraph-rsid="00fc1b01"/>
    </style:style>
    <style:style style:name="P31" style:family="paragraph" style:parent-style-name="Standard">
      <style:text-properties fo:color="#ed1c24" fo:font-weight="bold" officeooo:rsid="0066973f" officeooo:paragraph-rsid="010e50f5" style:font-weight-asian="bold" style:font-weight-complex="bold"/>
    </style:style>
    <style:style style:name="P32" style:family="paragraph" style:parent-style-name="Standard">
      <style:text-properties fo:color="#ce181e" fo:font-weight="bold" officeooo:paragraph-rsid="00fc1b01" style:font-weight-asian="bold" style:font-weight-complex="bold"/>
    </style:style>
    <style:style style:name="P33" style:family="paragraph" style:parent-style-name="Standard">
      <style:text-properties officeooo:rsid="0066973f" officeooo:paragraph-rsid="010e50f5"/>
    </style:style>
    <style:style style:name="P34" style:family="paragraph" style:parent-style-name="Standard">
      <style:text-properties officeooo:paragraph-rsid="010698b2"/>
    </style:style>
    <style:style style:name="P35" style:family="paragraph" style:parent-style-name="Standard">
      <style:text-properties officeooo:paragraph-rsid="01111505"/>
    </style:style>
    <style:style style:name="P36" style:family="paragraph" style:parent-style-name="Standard">
      <style:text-properties officeooo:paragraph-rsid="012cabce"/>
    </style:style>
    <style:style style:name="P37" style:family="paragraph" style:parent-style-name="Standard">
      <style:text-properties fo:font-weight="normal" officeooo:rsid="00520cf5" officeooo:paragraph-rsid="012cabce" fo:background-color="transparent" style:font-weight-asian="normal" style:font-weight-complex="normal"/>
    </style:style>
    <style:style style:name="P38" style:family="paragraph" style:parent-style-name="Heading_20_2">
      <style:text-properties officeooo:paragraph-rsid="00fc1b01"/>
    </style:style>
    <style:style style:name="P39" style:family="paragraph" style:parent-style-name="Heading_20_2">
      <style:text-properties officeooo:paragraph-rsid="00fc1b01" fo:background-color="transparent"/>
    </style:style>
    <style:style style:name="P40" style:family="paragraph" style:parent-style-name="Heading_20_2">
      <style:text-properties officeooo:paragraph-rsid="012cabce"/>
    </style:style>
    <style:style style:name="P41" style:family="paragraph" style:parent-style-name="Heading_20_1">
      <style:text-properties officeooo:paragraph-rsid="01038cf4"/>
    </style:style>
    <style:style style:name="T1" style:family="text">
      <style:text-properties style:text-position="super 58%" officeooo:rsid="007dee78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c04562" style:text-blinking="false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c433e9" style:text-blinking="false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c484ff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c04562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c433e9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6abab6" style:text-blinking="false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14c83e2" style:text-blinking="false" fo:background-color="transparent" loext:char-shading-value="0" style:font-weight-asian="bold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fc1b01" style:text-blinking="false" fo:background-color="transparent" loext:char-shading-value="0" style:font-weight-asian="bold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f548bd" style:text-blinking="false" fo:background-color="transparent" loext:char-shading-value="0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14c83e2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0c04562" style:text-blinking="false" fo:background-color="transparent" loext:char-shading-value="0" style:font-weight-asian="bold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0c433e9" style:text-blinking="false" fo:background-color="transparent" loext:char-shading-value="0" style:font-weight-asian="bold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 style:font-weight-asian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1562b42" style:text-blinking="false" fo:background-color="transparent" loext:char-shading-value="0" style:font-weight-asian="bold" style:font-weight-complex="bold"/>
    </style:style>
    <style:style style:name="T18" style:family="text">
      <style:text-properties fo:font-variant="normal" fo:text-transform="none" fo:color="#1155cc" style:text-line-through-style="none" style:text-line-through-type="none" style:font-name="Times New Roman" fo:font-size="12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72bf44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20" style:family="text">
      <style:text-properties fo:font-variant="normal" fo:text-transform="none" fo:color="#ce181e" style:text-line-through-style="none" style:text-line-through-type="none" style:font-name="Times New Roman" fo:font-size="12pt" fo:font-style="normal" style:text-underline-style="none" fo:font-weight="bold" officeooo:rsid="00c04562" style:text-blinking="false" fo:background-color="transparent" loext:char-shading-value="0" style:font-weight-asian="bold" style:font-weight-complex="bold"/>
    </style:style>
    <style:style style:name="T21" style:family="text">
      <style:text-properties fo:font-variant="normal" fo:text-transform="none" fo:color="#ce181e" style:text-line-through-style="none" style:text-line-through-type="none" style:font-name="Times New Roman" fo:font-size="12pt" fo:font-style="normal" style:text-underline-style="none" fo:font-weight="bold" officeooo:rsid="00c433e9" style:text-blinking="false" fo:background-color="transparent" loext:char-shading-value="0" style:font-weight-asian="bold" style:font-weight-complex="bold"/>
    </style:style>
    <style:style style:name="T22" style:family="text">
      <style:text-properties fo:font-variant="normal" fo:text-transform="none" fo:color="#ce181e" style:text-line-through-style="none" style:text-line-through-type="none" style:font-name="Times New Roman" fo:font-size="12pt" fo:font-style="normal" style:text-underline-style="none" fo:font-weight="bold" officeooo:rsid="014c83e2" style:text-blinking="false" fo:background-color="transparent" loext:char-shading-value="0" style:font-weight-asian="bold" style:font-weight-complex="bold"/>
    </style:style>
    <style:style style:name="T23" style:family="text">
      <style:text-properties fo:font-variant="normal" fo:text-transform="none" fo:color="#ce181e" style:text-line-through-style="none" style:text-line-through-type="none" style:font-name="Times New Roman" fo:font-size="12pt" fo:font-style="normal" style:text-underline-style="none" fo:font-weight="bold" officeooo:rsid="006abab6" style:text-blinking="false" fo:background-color="transparent" loext:char-shading-value="0" style:font-weight-asian="bold" style:font-weight-complex="bold"/>
    </style:style>
    <style:style style:name="T24" style:family="text">
      <style:text-properties fo:font-variant="normal" fo:text-transform="none" fo:color="#ce181e" style:text-line-through-style="none" style:text-line-through-type="none" style:font-name="Times New Roman" fo:font-size="12pt" fo:font-style="normal" style:text-underline-style="none" fo:font-weight="bold" officeooo:rsid="00fc1b01" style:text-blinking="false" fo:background-color="transparent" loext:char-shading-value="0" style:font-weight-asian="bold" style:font-weight-complex="bold"/>
    </style:style>
    <style:style style:name="T25" style:family="text">
      <style:text-properties officeooo:rsid="0045d4e8"/>
    </style:style>
    <style:style style:name="T26" style:family="text">
      <style:text-properties fo:font-weight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4a7114" style:font-weight-asian="bold" style:font-weight-complex="bold"/>
    </style:style>
    <style:style style:name="T29" style:family="text">
      <style:text-properties fo:font-weight="bold" officeooo:rsid="00633750" style:font-weight-asian="bold" style:font-weight-complex="bold"/>
    </style:style>
    <style:style style:name="T30" style:family="text">
      <style:text-properties fo:font-weight="bold" officeooo:rsid="010698b2" style:font-weight-asian="bold" style:font-weight-complex="bold"/>
    </style:style>
    <style:style style:name="T31" style:family="text">
      <style:text-properties fo:font-weight="bold" officeooo:rsid="01199316" style:font-weight-asian="bold" style:font-weight-complex="bold"/>
    </style:style>
    <style:style style:name="T32" style:family="text">
      <style:text-properties fo:font-weight="bold" officeooo:rsid="01acd95b" fo:background-color="transparent" loext:char-shading-value="0" style:font-weight-asian="bold" style:font-weight-complex="bold"/>
    </style:style>
    <style:style style:name="T33" style:family="text">
      <style:text-properties fo:font-weight="bold" officeooo:rsid="00df1433" fo:background-color="transparent" loext:char-shading-value="0" style:font-weight-asian="bold" style:font-weight-complex="bold"/>
    </style:style>
    <style:style style:name="T34" style:family="text">
      <style:text-properties fo:font-weight="bold" officeooo:rsid="010698b2"/>
    </style:style>
    <style:style style:name="T35" style:family="text">
      <style:text-properties fo:font-weight="bold" officeooo:rsid="00c433e9"/>
    </style:style>
    <style:style style:name="T36" style:family="text">
      <style:text-properties officeooo:rsid="004c52d5"/>
    </style:style>
    <style:style style:name="T37" style:family="text">
      <style:text-properties officeooo:rsid="004f9e7b"/>
    </style:style>
    <style:style style:name="T38" style:family="text">
      <style:text-properties fo:color="#72bf44" fo:font-weight="bold" style:font-weight-asian="bold" style:font-weight-complex="bold"/>
    </style:style>
    <style:style style:name="T39" style:family="text">
      <style:text-properties officeooo:rsid="00687d13"/>
    </style:style>
    <style:style style:name="T40" style:family="text">
      <style:text-properties fo:color="#ed1c24"/>
    </style:style>
    <style:style style:name="T41" style:family="text">
      <style:text-properties fo:color="#ed1c24" fo:font-weight="bold" officeooo:rsid="00658c27" style:font-weight-asian="bold" style:font-weight-complex="bold"/>
    </style:style>
    <style:style style:name="T42" style:family="text">
      <style:text-properties fo:color="#ed1c24" fo:font-weight="bold" officeooo:rsid="00520cf5" fo:background-color="transparent" loext:char-shading-value="0" style:font-weight-asian="bold" style:font-weight-complex="bold"/>
    </style:style>
    <style:style style:name="T43" style:family="text">
      <style:text-properties fo:color="#000000" fo:font-weight="normal" style:font-weight-asian="normal" style:font-weight-complex="normal"/>
    </style:style>
    <style:style style:name="T44" style:family="text">
      <style:text-properties fo:color="#000000" fo:font-style="normal" officeooo:rsid="00f548bd" style:font-style-asian="normal" style:font-style-complex="normal"/>
    </style:style>
    <style:style style:name="T45" style:family="text">
      <style:text-properties fo:color="#000000" style:font-name="Liberation Serif" fo:font-weight="normal" officeooo:rsid="01562b42" style:font-weight-asian="normal" style:font-weight-complex="normal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1acd95b" fo:background-color="transparent" loext:char-shading-value="0" style:font-weight-asian="normal" style:font-weight-complex="normal"/>
    </style:style>
    <style:style style:name="T48" style:family="text">
      <style:text-properties fo:font-weight="normal" officeooo:rsid="00df1433" fo:background-color="transparent" loext:char-shading-value="0" style:font-weight-asian="normal" style:font-weight-complex="normal"/>
    </style:style>
    <style:style style:name="T49" style:family="text">
      <style:text-properties fo:color="#ce181e" fo:font-weight="bold" style:font-weight-asian="bold" style:font-weight-complex="bold"/>
    </style:style>
    <style:style style:name="T50" style:family="text">
      <style:text-properties fo:color="#ce181e" fo:font-weight="bold" officeooo:rsid="00fc1b01" style:font-weight-asian="bold" style:font-weight-complex="bold"/>
    </style:style>
    <style:style style:name="T51" style:family="text">
      <style:text-properties fo:color="#ce181e" fo:font-weight="bold" officeooo:rsid="014dba26"/>
    </style:style>
    <style:style style:name="T52" style:family="text">
      <style:text-properties fo:color="#ce181e" fo:font-weight="bold" officeooo:rsid="014c83e2"/>
    </style:style>
    <style:style style:name="T53" style:family="text">
      <style:text-properties fo:color="#ce181e" fo:font-weight="bold" officeooo:rsid="006abab6"/>
    </style:style>
    <style:style style:name="T54" style:family="text">
      <style:text-properties fo:color="#ce181e" style:font-name="Liberation Serif" fo:font-weight="bold" officeooo:rsid="006abab6"/>
    </style:style>
    <style:style style:name="T55" style:family="text">
      <style:text-properties officeooo:rsid="00dfa23c"/>
    </style:style>
    <style:style style:name="T56" style:family="text">
      <style:text-properties officeooo:rsid="00e2319b" fo:background-color="transparent" loext:char-shading-value="0"/>
    </style:style>
    <style:style style:name="T57" style:family="text">
      <style:text-properties officeooo:rsid="00520cf5" fo:background-color="transparent" loext:char-shading-value="0"/>
    </style:style>
    <style:style style:name="T58" style:family="text">
      <style:text-properties officeooo:rsid="00e2d801" fo:background-color="transparent" loext:char-shading-value="0"/>
    </style:style>
    <style:style style:name="T59" style:family="text">
      <style:text-properties officeooo:rsid="00e5a82d"/>
    </style:style>
    <style:style style:name="T60" style:family="text">
      <style:text-properties officeooo:rsid="00f12d25"/>
    </style:style>
    <style:style style:name="T61" style:family="text">
      <style:text-properties officeooo:rsid="01463b1d"/>
    </style:style>
    <style:style style:name="T62" style:family="text">
      <style:text-properties officeooo:rsid="006abab6"/>
    </style:style>
    <style:style style:name="T63" style:family="text">
      <style:text-properties officeooo:rsid="00fc1b01"/>
    </style:style>
    <style:style style:name="T64" style:family="text">
      <style:text-properties officeooo:rsid="010698b2"/>
    </style:style>
    <style:style style:name="T65" style:family="text">
      <style:text-properties officeooo:rsid="00c63ac6"/>
    </style:style>
    <style:style style:name="T66" style:family="text">
      <style:text-properties officeooo:rsid="006abab6" style:font-style-asian="normal" style:font-style-complex="normal"/>
    </style:style>
    <style:style style:name="T67" style:family="text">
      <style:text-properties officeooo:rsid="00f548bd" style:font-style-asian="normal" style:font-style-complex="normal"/>
    </style:style>
    <style:style style:name="T68" style:family="text">
      <style:text-properties officeooo:rsid="0066973f"/>
    </style:style>
    <style:style style:name="T69" style:family="text">
      <style:text-properties style:font-name="Liberation Serif" officeooo:rsid="01562b42"/>
    </style:style>
    <style:style style:name="T70" style:family="text">
      <style:text-properties officeooo:rsid="014c83e2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st Computer</text:p>
      <text:p text:style-name="Standard"/>
      <text:p text:style-name="Standard"><text:bookmark text:name="docs-internal-guid-9c1b2502-7fff-f99f-37e1-1b4e3ed86612"/><text:span text:style-name="T25">Any computer running </text:span><text:a xlink:type="simple" xlink:href="https://ubuntu.com/" text:style-name="Internet_20_link" text:visited-style-name="Visited_20_Internet_20_Link"><text:span text:style-name="T25">Ubuntu</text:span></text:a><text:span text:style-name="T25"> 18.04 with a working internet connection will do as the host computer for the software setup. </text:span><text:bookmark text:name="docs-internal-guid-ddd498b2-7fff-3b7a-2c01-ecda896637f9"/><text:span text:style-name="T25">But if the host computer is also intended for development later on, then a recent desktop computer with an NVIDIA graphics card would be required. </text:span>We use<text:span text:style-name="T55">d</text:span> a desktop computer with: <text:span text:style-name="T36">i7 CPU,</text:span> SSD drive, <text:span text:style-name="T36">32GB RAM</text:span> and NVIDIA GeForce GTX 1660 <text:span text:style-name="T39">GPU.</text:span></text:p>
      <text:h text:style-name="Heading_20_1" text:outline-level="1">Ubuntu</text:h>
      <text:p text:style-name="Standard"><text:span text:style-name="T27">Install Ubuntu </text:span><text:span text:style-name="T29">18.04 LTS</text:span></text:p>
      <text:p text:style-name="Standard"><text:span text:style-name="T2">Firefox: </text:span><text:a xlink:type="simple" xlink:href="https://releases.ubuntu.com/18.04" text:style-name="Internet_20_link" text:visited-style-name="Visited_20_Internet_20_Link"><text:span text:style-name="T18">https://releases.ubuntu.com/18.04</text:span></text:a></text:p>
      <text:p text:style-name="Standard">&gt; Click 64-bit PC (AMD64) desktop image</text:p>
      <text:p text:style-name="Standard">&gt; Save <text:span text:style-name="T37">File</text:span></text:p>
      <text:p text:style-name="P8"><text:span text:style-name="T59">Downloads</text:span>/<text:span text:style-name="T38">ubuntu-18.04.5-desktop-amd64.iso</text:span></text:p>
      <text:p text:style-name="Standard">Insert USB flash drive</text:p>
      <text:p text:style-name="Standard">Ubuntu: Startup Disk Creator</text:p>
      <text:p text:style-name="Standard">&gt; Select Source disc image (.iso) Ubuntu 18.04.5 LTS</text:p>
      <text:p text:style-name="Standard">&gt; Select Disk to use USB</text:p>
      <text:p text:style-name="Standard">&gt; Click Make Startup Disk</text:p>
      <text:p text:style-name="Standard">Take out USB flash drive</text:p>
      <text:p text:style-name="Standard">Put USB flash drive into <text:span text:style-name="T55">host</text:span> computer</text:p>
      <text:p text:style-name="Standard">Power up</text:p>
      <text:p text:style-name="Standard">During boot enter BIOS setup (DEL)</text:p>
      <text:p text:style-name="Standard">&gt; BIOS: Set date/time (Settings / System Status)</text:p>
      <text:p text:style-name="Standard">&gt; BIOS: Change boot sequence to start with USB flash drive</text:p>
      <text:p text:style-name="Standard">Ubuntu: Click Install Ubuntu</text:p>
      <text:p text:style-name="Standard">&gt; Select English</text:p>
      <text:p text:style-name="Standard">&gt; Select Keyboard layout English US English US</text:p>
      <text:p text:style-name="Standard">&gt; Select Normal installation</text:p>
      <text:p text:style-name="Standard">&gt; Select Download updates while installing Ubuntu</text:p>
      <text:p text:style-name="Standard">&gt; Check Erase disk and install Ubuntu<text:bookmark text:name="docs-internal-guid-5fc30df6-7fff-a491-11db-9a4d714b1de2"/></text:p>
      <text:p text:style-name="Standard">&gt; Select Select drive: SSD</text:p>
      <text:p text:style-name="Standard">&gt; Select Where are you?</text:p>
      <text:p text:style-name="Standard">&gt; Enter Your name</text:p>
      <text:p text:style-name="Standard">&gt; Enter Your computer's name</text:p>
      <text:p text:style-name="Standard">&gt; Enter Pick a username</text:p>
      <text:p text:style-name="Standard">&gt; Enter Choose a password</text:p>
      <text:p text:style-name="Standard">Ubuntu: reboot</text:p>
      <text:p text:style-name="Standard">Take out USB flash drive</text:p>
      <text:p text:style-name="Standard">During boot enter BIOS setup (DEL)</text:p>
      <text:p text:style-name="Standard">&gt; BIOS: Change boot sequence to start with SSD</text:p>
      <text:p text:style-name="Standard">$: sudo apt update</text:p>
      <text:p text:style-name="P9">$: sudo apt upgrade</text:p>
      <text:p text:style-name="P33"/>
      <text:h text:style-name="P41" text:outline-level="1"><text:soft-page-break/>OPTIONAL: <text:span text:style-name="T60">Software Setup</text:span></text:h>
      <text:h text:style-name="Heading_20_2" text:outline-level="2">Hookup</text:h>
      <text:p text:style-name="P36"><text:span text:style-name="T57">Set up the sensors &amp; processing board without the cover as described in the </text:span><text:span text:style-name="T58">hardware </text:span><text:span text:style-name="T57">assembly. </text:span></text:p>
      <text:p text:style-name="P13"/>
      <text:p text:style-name="P36"><text:span text:style-name="T47">Connect the </text:span><text:span text:style-name="T32">SparkFun RedBoard Turbo </text:span><text:span text:style-name="T47">Development Board from its USB port with a 90° micro USB to USB cable to a USB port on the Host Computer. </text:span><text:span text:style-name="T48">Connect the USB cable from the </text:span><text:span text:style-name="T33">Intel RealSense D435i</text:span><text:span text:style-name="T48"> to a USB port on the Host Computer. Connect the USB cable from the </text:span><text:span text:style-name="T33">GroupGets Pure Thermal 2</text:span><text:span text:style-name="T48"> to a USB port on the Host Computer. </text:span></text:p>
      <text:p text:style-name="P37"/>
      <text:h text:style-name="P40" text:outline-level="2">Our SensorBox Repository</text:h>
      <text:p text:style-name="P3">Clone our SensorBox repository from GitHub</text:p>
      <text:p text:style-name="P35"><text:span text:style-name="T56">DATA/projects</text:span><text:span text:style-name="T57">$: git clone </text:span><text:a xlink:type="simple" xlink:href="https://github.com/AIWerkstatt/SensorBox.git" text:style-name="Internet_20_link" text:visited-style-name="Visited_20_Internet_20_Link"><text:span text:style-name="T42">https://github.com/AIWerkstatt/SensorBox.git</text:span></text:a></text:p>
      <text:p text:style-name="P10">DATA/projects$: cd <text:span text:style-name="T31">SensorBox/4-Setup</text:span></text:p>
      <text:p text:style-name="P10"/>
      <text:h text:style-name="Heading_20_2" text:outline-level="2">NVIDIA Graphics Card</text:h>
      <text:p text:style-name="P35"><text:span text:style-name="T27">Install </text:span><text:span text:style-name="T28">NVIDIA Graphics Card Driver</text:span></text:p>
      <text:p text:style-name="P35">Ubuntu: Software &amp; Updates</text:p>
      <text:p text:style-name="P35">&gt; Select"Additional Drivers"</text:p>
      <text:p text:style-name="P35"><text:span text:style-name="T2">&gt; Ch</text:span><text:span text:style-name="T3">eck "NVIDIA Corporation: TU116[GeForce GTX 1660]" "Using NVIDIA driver meta package from </text:span><text:span text:style-name="T19">nvidia-driver-450</text:span><text:span text:style-name="T16"> </text:span><text:span text:style-name="T3">(proprietary, tested)"</text:span></text:p>
      <text:p text:style-name="P35">&gt; Click "Apply changes"</text:p>
      <text:p text:style-name="P35">Ubuntu: Reboot</text:p>
      <text:p text:style-name="P29">$: nvidia-smi</text:p>
      <text:p text:style-name="P29">+-----------------------------------------------------------------------------------------------+</text:p>
      <text:p text:style-name="P29">| NVIDIA-SMI 450.80.02 <text:s text:c="3"/>Driver Version: 450.80.02 <text:s text:c="3"/>CUDA Version: 11.0 <text:s text:c="4"/>|</text:p>
      <text:p text:style-name="P12">…</text:p>
      <text:p text:style-name="P12"/>
      <text:h text:style-name="P38" text:outline-level="2">Scripts</text:h>
      <text:p text:style-name="P30">The scripts <text:span text:style-name="T44">specific to the host computer </text:span>are located in the folder <text:span text:style-name="T49">sw/</text:span><text:span text:style-name="T50">Host_Computer</text:span><text:span text:style-name="T49">/Scripts</text:span>. </text:p>
      <text:p text:style-name="P32"/>
      <text:p text:style-name="P6"><text:span text:style-name="T64">Run all</text:span> <text:span text:style-name="T61">install </text:span>scripts</text:p>
      <text:p text:style-name="P11">sw/<text:span text:style-name="T63">Host_Computer</text:span>/Scripts$: <text:span text:style-name="T69">bash </text:span><text:span text:style-name="T49">install.sh</text:span></text:p>
      <text:p text:style-name="P28">Reboot</text:p>
      <text:h text:style-name="P39" text:outline-level="2">Docker</text:h>
      <text:p text:style-name="P7"/>
      <text:p text:style-name="P7">Install Docker</text:p>
      <text:p text:style-name="P5"><text:span text:style-name="T46">sw/Host_Computer/</text:span><text:span text:style-name="T13">Docker</text:span><text:span text:style-name="T43">$: </text:span><text:span text:style-name="T45">bash </text:span><text:span text:style-name="T40">install-Docker.sh</text:span></text:p>
      <text:p text:style-name="P31"><text:soft-page-break/></text:p>
      <text:p text:style-name="P4">Install NVIDIA Container Toolkit</text:p>
      <text:p text:style-name="P25"><text:span text:style-name="T68">sw/Host_Computer/</text:span><text:span text:style-name="T70">Docker</text:span><text:span text:style-name="T68">$: </text:span><text:span text:style-name="T69">bash </text:span><text:span text:style-name="T41">install-NVIDIA_Container_Toolkit.sh</text:span></text:p>
      <text:p text:style-name="P24"/>
      <text:p text:style-name="P30"><text:span text:style-name="T3">Create a </text:span><text:a xlink:type="simple" xlink:href="https://hub.docker.com/signup" text:style-name="Internet_20_link" text:visited-style-name="Visited_20_Internet_20_Link">Docker identification</text:a><text:span text:style-name="T3">.</text:span></text:p>
      <text:p text:style-name="P21"/>
      <text:p text:style-name="P14"><text:span text:style-name="T7">The</text:span><text:span text:style-name="T4"> </text:span><text:span text:style-name="T5">Dockerfiles</text:span><text:span text:style-name="T4"> </text:span><text:span text:style-name="T12">specific to the host computer </text:span><text:span text:style-name="T7">are located in the folder </text:span><text:span text:style-name="T20">sw/</text:span><text:span text:style-name="T24">Host_Computer</text:span><text:span text:style-name="T20">/</text:span><text:span text:style-name="T21">Docker</text:span><text:span text:style-name="T7">.</text:span><text:span text:style-name="T20"> </text:span></text:p>
      <text:p text:style-name="P26"/>
      <text:p text:style-name="P34"><text:span text:style-name="T30">Build a Docker image with </text:span><text:span text:style-name="T14">all </text:span><text:span text:style-name="T15">Dockerfiles</text:span></text:p>
      <text:p text:style-name="P16"><text:span text:style-name="T9">sw/H</text:span><text:span text:style-name="T11">ost_Computer/</text:span><text:span text:style-name="T10">Docker</text:span><text:span text:style-name="T9">$: </text:span><text:span text:style-name="T17">bash </text:span><text:span text:style-name="T22">build-Docker</text:span><text:span text:style-name="T23">.sh</text:span></text:p>
      <text:p text:style-name="P20"/>
      <text:p text:style-name="P17"><text:span text:style-name="T65">We based the development environment on th</text:span><text:span text:style-name="T66">e </text:span><text:a xlink:type="simple" xlink:href="https://ngc.nvidia.com/catalog/containers/nvidia:cudagl" text:style-name="Internet_20_link" text:visited-style-name="Visited_20_Internet_20_Link">NVIDIA’s Ubuntu 18.04 LTS with CUDA and OpenGL Image</text:a><text:span text:style-name="T67">.</text:span><text:span text:style-name="T62"> </text:span></text:p>
      <text:p text:style-name="P22"/>
      <text:p text:style-name="P23"><text:span text:style-name="T34">S</text:span><text:span text:style-name="T26">et up udev rules on Docker Host (only once)</text:span></text:p>
      <text:p text:style-name="P19"><text:span text:style-name="T62">sw/Host_Computer/Docker$: </text:span><text:span text:style-name="T69">bash </text:span><text:span text:style-name="T54">install-udev_rules-Host.sh</text:span></text:p>
      <text:p text:style-name="P28">Reboot</text:p>
      <text:p text:style-name="P28"/>
      <text:p text:style-name="P19"><text:span text:style-name="T34">Run the Docker container</text:span><text:span text:style-name="T35"> </text:span></text:p>
      <text:p text:style-name="P18"><text:span text:style-name="T62">sw/Host_Computer/Docker$: </text:span><text:span text:style-name="T69">bash </text:span><text:span text:style-name="T51">run-</text:span><text:span text:style-name="T52">Docker</text:span><text:span text:style-name="T53">.sh</text:span></text:p>
      <text:p text:style-name="P27"/>
      <text:p text:style-name="P15"><text:span text:style-name="T8">The Docker container is run as a bash terminal (interactive mode) </text:span><text:span text:style-name="T6">under</text:span><text:span text:style-name="T5"> </text:span><text:span text:style-name="T8">the current user (same user id, group id and home folder), using the same network as the host computer and forwarding the display to the X server on the host computer with the proper access to the host computers resource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4ded37" officeooo:paragraph-rsid="00e17bb3"/>
    </style:style>
    <style:style style:name="MT1" style:family="text"/>
    <style:style style:name="MT2" style:family="text">
      <style:text-properties style:text-position="super 58%" officeooo:rsid="007dee7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a xlink:type="simple" xlink:href="http://www.aiwerkstatt.com/" text:style-name="Internet_20_link" text:visited-style-name="Visited_20_Internet_20_Link">aiWerkstatt</text:a><text:span text:style-name="MT2">TM</text:span><text:tab/>SensorBox<text:span text:style-name="MT2">TM</text:span> v1.0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6T22:26:01.921532609</meta:creation-date>
    <meta:generator>LibreOffice/6.0.7.3$Linux_X86_64 LibreOffice_project/00m0$Build-3</meta:generator>
    <dc:date>2021-06-10T10:35:39.674592400</dc:date>
    <meta:editing-duration>P1DT4H59M34S</meta:editing-duration>
    <meta:editing-cycles>106</meta:editing-cycles>
    <meta:document-statistic meta:table-count="0" meta:image-count="0" meta:object-count="0" meta:page-count="3" meta:paragraph-count="78" meta:word-count="546" meta:character-count="3646" meta:non-whitespace-character-count="3162"/>
  </office:meta>
</office:document-meta>
</file>